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5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officeooo:rsid="003bc4f2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6"><text:span text:style-name="T21">do text</text:span></text:p><text:p text:style-name="P16"><text:span text:style-name="T21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1">S<text:span text:style-name="T7">PW - </text:span>Département des Permis et Autorisations - Direction de <text:span text:style-name="T17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s<text:span text:style-name="T8">sion</text:span> <text:span text:style-name="T9">de la demande de plans modificatifs</text:span></text:p>
      <text:p text:style-name="P5"/>
      <text:p text:style-name="P10"/>
      <text:p text:style-name="P12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21">do text</text:span></text:p><text:p text:style-name="P16"><text:span text:style-name="T21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9">Monsieur le Fonctionnaire Technique</text:span>,</text:p>
      <text:p text:style-name="P6"/>
      <text:p text:style-name="P11">Dans le cadre de la demande dont question sous rubrique, vous trouverez, en annexe, une copie du courrier envoyé, au demandeur, conformément à l’article 9<text:span text:style-name="T20">7</text:span> §<text:span text:style-name="T20">1</text:span> du décret <text:span text:style-name="T20">du 5 février 2015 </text:span>relatif au<text:span text:style-name="T20">x implantations commerciales</text:span>.</text:p>
      <text:p text:style-name="P8"/>
      <text:p text:style-name="P8"><text:span text:style-name="T10">Je vous informe qu’en séance du </text:span><text:span text:style-name="T12"><text:text-input text:description="Permis de bâtir-Date du dernier rapport de collège">licence_view.format_date(self.getLastAcknowledgm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9"/>
      <text:p text:style-name="P9">Nous vous en souhaitons bonne réception et nous vous prions d'agréer, <text:span text:style-name="T1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1">do text</text:span></text:p><text:p text:style-name="P16"><text:span text:style-name="T21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0:29:16.835699298</dc:date>
    <dc:language>fr-FR</dc:language>
    <meta:editing-cycles>125</meta:editing-cycles>
    <meta:editing-duration>P1DT9H37M43S</meta:editing-duration>
    <dc:creator>bleybaert</dc:creator>
    <meta:document-statistic meta:table-count="0" meta:image-count="0" meta:object-count="0" meta:page-count="1" meta:paragraph-count="17" meta:word-count="185" meta:character-count="1417" meta:non-whitespace-character-count="1270"/>
    <meta:user-defined meta:name="Info 1"/>
    <meta:user-defined meta:name="Info 2"/>
    <meta:user-defined meta:name="Info 3"/>
    <meta:user-defined meta:name="Info 4"/>
  </office:meta>
</office:document-meta>
</file>